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3312" officeooo:paragraph-rsid="00023312"/>
    </style:style>
    <style:style style:name="P2" style:family="paragraph" style:parent-style-name="Standard">
      <style:text-properties officeooo:rsid="00023f3a" officeooo:paragraph-rsid="00023f3a"/>
    </style:style>
    <style:style style:name="P3" style:family="paragraph" style:parent-style-name="Standard">
      <style:text-properties officeooo:rsid="00023f3a" officeooo:paragraph-rsid="000b8b36"/>
    </style:style>
    <style:style style:name="P4" style:family="paragraph" style:parent-style-name="Standard">
      <style:text-properties officeooo:rsid="00060016" officeooo:paragraph-rsid="00060016"/>
    </style:style>
    <style:style style:name="P5" style:family="paragraph" style:parent-style-name="Standard">
      <style:text-properties officeooo:rsid="00060016" officeooo:paragraph-rsid="000c726e"/>
    </style:style>
    <style:style style:name="P6" style:family="paragraph" style:parent-style-name="Standard">
      <style:text-properties officeooo:rsid="000727fa" officeooo:paragraph-rsid="000727fa"/>
    </style:style>
    <style:style style:name="P7" style:family="paragraph" style:parent-style-name="Standard">
      <style:text-properties officeooo:rsid="0008e542" officeooo:paragraph-rsid="0008e542"/>
    </style:style>
    <style:style style:name="P8" style:family="paragraph" style:parent-style-name="Standard">
      <style:text-properties officeooo:rsid="000b8b36" officeooo:paragraph-rsid="000b8b36"/>
    </style:style>
    <style:style style:name="P9" style:family="paragraph" style:parent-style-name="Standard">
      <style:text-properties officeooo:rsid="00038a27" officeooo:paragraph-rsid="00038a27"/>
    </style:style>
    <style:style style:name="P10" style:family="paragraph" style:parent-style-name="Standard">
      <style:text-properties fo:font-weight="bold" officeooo:rsid="000b8b36" officeooo:paragraph-rsid="000b8b36" style:font-weight-asian="bold" style:font-weight-complex="bold"/>
    </style:style>
    <style:style style:name="P11" style:family="paragraph" style:parent-style-name="Standard">
      <style:text-properties fo:font-weight="bold" officeooo:rsid="000c726e" officeooo:paragraph-rsid="000c726e" style:font-weight-asian="bold" style:font-weight-complex="bold"/>
    </style:style>
    <style:style style:name="P12" style:family="paragraph" style:parent-style-name="Standard">
      <style:text-properties fo:font-weight="bold" officeooo:rsid="000e0f52" officeooo:paragraph-rsid="000e0f52" style:font-weight-asian="bold" style:font-weight-complex="bold"/>
    </style:style>
    <style:style style:name="P13" style:family="paragraph" style:parent-style-name="Standard">
      <style:text-properties officeooo:rsid="000c726e" officeooo:paragraph-rsid="000c726e"/>
    </style:style>
    <style:style style:name="P14" style:family="paragraph" style:parent-style-name="Standard">
      <style:text-properties fo:font-size="15pt" fo:font-weight="bold" officeooo:rsid="00023312" officeooo:paragraph-rsid="00023312" style:font-size-asian="15pt" style:font-weight-asian="bold" style:font-size-complex="15pt" style:font-weight-complex="bold"/>
    </style:style>
    <style:style style:name="P15" style:family="paragraph" style:parent-style-name="Standard">
      <style:text-properties officeooo:rsid="000e0f52" officeooo:paragraph-rsid="000e0f52"/>
    </style:style>
    <style:style style:name="P16" style:family="paragraph" style:parent-style-name="Standard">
      <style:text-properties officeooo:paragraph-rsid="000e0f52"/>
    </style:style>
    <style:style style:name="P17" style:family="paragraph" style:parent-style-name="Standard">
      <style:text-properties officeooo:rsid="000e663c" officeooo:paragraph-rsid="000e663c"/>
    </style:style>
    <style:style style:name="P18" style:family="paragraph" style:parent-style-name="Standard">
      <style:text-properties officeooo:paragraph-rsid="000e663c"/>
    </style:style>
    <style:style style:name="P19" style:family="paragraph" style:parent-style-name="Standard">
      <style:text-properties officeooo:rsid="000c726e" officeooo:paragraph-rsid="000c726e"/>
    </style:style>
    <style:style style:name="P20" style:family="paragraph" style:parent-style-name="Standard">
      <style:text-properties officeooo:rsid="000c726e" officeooo:paragraph-rsid="000b8b36"/>
    </style:style>
    <style:style style:name="P21" style:family="paragraph" style:parent-style-name="Standard">
      <style:text-properties officeooo:rsid="000c726e" officeooo:paragraph-rsid="0015f128"/>
    </style:style>
    <style:style style:name="P22" style:family="paragraph" style:parent-style-name="Standard">
      <style:text-properties officeooo:rsid="000c726e" officeooo:paragraph-rsid="00060016"/>
    </style:style>
    <style:style style:name="P23" style:family="paragraph" style:parent-style-name="Standard">
      <style:text-properties officeooo:rsid="000c726e" officeooo:paragraph-rsid="0016df5b"/>
    </style:style>
    <style:style style:name="P24" style:family="paragraph" style:parent-style-name="Standard">
      <style:text-properties officeooo:rsid="000c726e" officeooo:paragraph-rsid="00181688"/>
    </style:style>
    <style:style style:name="P25" style:family="paragraph" style:parent-style-name="Standard">
      <style:text-properties officeooo:rsid="000727fa" officeooo:paragraph-rsid="0014a8b6"/>
    </style:style>
    <style:style style:name="P26" style:family="paragraph" style:parent-style-name="Standard">
      <style:text-properties officeooo:rsid="000727fa" officeooo:paragraph-rsid="0016df5b"/>
    </style:style>
    <style:style style:name="P27" style:family="paragraph" style:parent-style-name="Standard">
      <style:text-properties officeooo:rsid="000727fa" officeooo:paragraph-rsid="00181688"/>
    </style:style>
    <style:style style:name="P28" style:family="paragraph" style:parent-style-name="Standard">
      <style:text-properties officeooo:rsid="000b8b36" officeooo:paragraph-rsid="00181688"/>
    </style:style>
    <style:style style:name="P29" style:family="paragraph" style:parent-style-name="Standard">
      <style:text-properties fo:font-weight="bold" officeooo:rsid="000b8b36" officeooo:paragraph-rsid="0015f128" style:font-weight-asian="bold" style:font-weight-complex="bold"/>
    </style:style>
    <style:style style:name="P30" style:family="paragraph" style:parent-style-name="Standard">
      <style:text-properties fo:font-weight="bold" officeooo:rsid="000e0f52" officeooo:paragraph-rsid="0016df5b" style:font-weight-asian="bold" style:font-weight-complex="bold"/>
    </style:style>
    <style:style style:name="P31" style:family="paragraph" style:parent-style-name="Standard">
      <style:text-properties fo:font-weight="bold" officeooo:rsid="000e0f52" officeooo:paragraph-rsid="00181688" style:font-weight-asian="bold" style:font-weight-complex="bold"/>
    </style:style>
    <style:style style:name="P32" style:family="paragraph" style:parent-style-name="Standard">
      <style:text-properties fo:font-weight="bold" officeooo:rsid="00181688" officeooo:paragraph-rsid="00181688" style:font-size-asian="10.5pt" style:font-weight-asian="bold" style:font-weight-complex="bold"/>
    </style:style>
    <style:style style:name="P33" style:family="paragraph" style:parent-style-name="Standard">
      <style:text-properties officeooo:rsid="0004ed22" officeooo:paragraph-rsid="0015f128"/>
    </style:style>
    <style:style style:name="P34" style:family="paragraph" style:parent-style-name="Standard">
      <style:text-properties officeooo:rsid="00060016" officeooo:paragraph-rsid="0015f128"/>
    </style:style>
    <style:style style:name="P35" style:family="paragraph" style:parent-style-name="Standard">
      <style:text-properties officeooo:rsid="00060016" officeooo:paragraph-rsid="0016df5b"/>
    </style:style>
    <style:style style:name="P36" style:family="paragraph" style:parent-style-name="Standard">
      <style:text-properties officeooo:rsid="00060016" officeooo:paragraph-rsid="00181688"/>
    </style:style>
    <style:style style:name="P37" style:family="paragraph" style:parent-style-name="Standard">
      <style:text-properties officeooo:paragraph-rsid="0015f128"/>
    </style:style>
    <style:style style:name="P38" style:family="paragraph" style:parent-style-name="Standard">
      <style:text-properties officeooo:rsid="0015f128" officeooo:paragraph-rsid="0015f128"/>
    </style:style>
    <style:style style:name="P39" style:family="paragraph" style:parent-style-name="Standard">
      <style:text-properties officeooo:rsid="00023312" officeooo:paragraph-rsid="00023312"/>
    </style:style>
    <style:style style:name="P40" style:family="paragraph" style:parent-style-name="Standard">
      <style:text-properties officeooo:rsid="0016df5b" officeooo:paragraph-rsid="0016df5b"/>
    </style:style>
    <style:style style:name="P41" style:family="paragraph" style:parent-style-name="Standard">
      <style:text-properties officeooo:rsid="000e0f52" officeooo:paragraph-rsid="000727fa"/>
    </style:style>
    <style:style style:name="P42" style:family="paragraph" style:parent-style-name="Standard">
      <style:text-properties officeooo:rsid="000e0f52" officeooo:paragraph-rsid="0016df5b"/>
    </style:style>
    <style:style style:name="P43" style:family="paragraph" style:parent-style-name="Standard">
      <style:text-properties officeooo:rsid="000e0f52" officeooo:paragraph-rsid="00181688"/>
    </style:style>
    <style:style style:name="P44" style:family="paragraph" style:parent-style-name="Standard">
      <style:text-properties officeooo:rsid="00023f3a" officeooo:paragraph-rsid="00023f3a"/>
    </style:style>
    <style:style style:name="P45" style:family="paragraph" style:parent-style-name="Standard">
      <style:text-properties officeooo:rsid="00023f3a" officeooo:paragraph-rsid="00181688"/>
    </style:style>
    <style:style style:name="P46" style:family="paragraph" style:parent-style-name="Standard">
      <style:text-properties fo:font-weight="normal" officeooo:rsid="0016df5b" officeooo:paragraph-rsid="0016df5b" style:font-size-asian="10.5pt" style:font-weight-asian="bold" style:font-weight-complex="bold"/>
    </style:style>
    <style:style style:name="P47" style:family="paragraph" style:parent-style-name="Standard">
      <style:text-properties fo:font-weight="normal" officeooo:rsid="000b8b36" officeooo:paragraph-rsid="00181688" style:font-size-asian="10.5pt" style:font-weight-asian="bold" style:font-weight-complex="bold"/>
    </style:style>
    <style:style style:name="P48" style:family="paragraph" style:parent-style-name="Standard">
      <style:text-properties officeooo:rsid="0008e542" officeooo:paragraph-rsid="0016df5b"/>
    </style:style>
    <style:style style:name="P49" style:family="paragraph" style:parent-style-name="Standard">
      <style:text-properties officeooo:rsid="0008e542" officeooo:paragraph-rsid="00181688"/>
    </style:style>
    <style:style style:name="P50" style:family="paragraph" style:parent-style-name="Standard">
      <style:text-properties officeooo:rsid="00038a27" officeooo:paragraph-rsid="00181688"/>
    </style:style>
    <style:style style:name="P51" style:family="paragraph" style:parent-style-name="Standard">
      <style:text-properties officeooo:rsid="000e663c" officeooo:paragraph-rsid="00181688"/>
    </style:style>
    <style:style style:name="P52" style:family="paragraph" style:parent-style-name="Standard">
      <style:text-properties officeooo:paragraph-rsid="00181688"/>
    </style:style>
    <style:style style:name="T1" style:family="text">
      <style:text-properties officeooo:rsid="00038a27"/>
    </style:style>
    <style:style style:name="T2" style:family="text">
      <style:text-properties officeooo:rsid="0009bbc9"/>
    </style:style>
    <style:style style:name="T3" style:family="text">
      <style:text-properties officeooo:rsid="000b8b36"/>
    </style:style>
    <style:style style:name="T4" style:family="text">
      <style:text-properties officeooo:rsid="000c726e"/>
    </style:style>
    <style:style style:name="T5" style:family="text">
      <style:text-properties officeooo:rsid="000e0f52"/>
    </style:style>
    <style:style style:name="T6" style:family="text">
      <style:text-properties officeooo:rsid="000e663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e663c" style:font-weight-asian="normal" style:font-weight-complex="normal"/>
    </style:style>
    <style:style style:name="T9" style:family="text">
      <style:text-properties officeooo:rsid="0015f128"/>
    </style:style>
    <style:style style:name="T10" style:family="text">
      <style:text-properties fo:font-style="italic" style:font-size-asian="10.5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6df5b" style:font-style-asian="normal" style:font-style-complex="normal"/>
    </style:style>
    <style:style style:name="T13" style:family="text">
      <style:text-properties fo:font-style="normal" officeooo:rsid="0015f128" style:font-style-asian="normal" style:font-style-complex="normal"/>
    </style:style>
    <style:style style:name="T14" style:family="text">
      <style:text-properties fo:font-style="normal" fo:font-weight="normal" style:font-size-asian="10.5pt" style:font-style-asian="italic" style:font-style-complex="italic"/>
    </style:style>
    <style:style style:name="T15" style:family="text">
      <style:text-properties fo:font-style="normal" fo:font-weight="normal" officeooo:rsid="0016df5b" style:font-size-asian="10.5pt" style:font-style-asian="italic" style:font-style-complex="italic"/>
    </style:style>
    <style:style style:name="T16" style:family="text">
      <style:text-properties fo:font-style="normal" fo:font-weight="normal" officeooo:rsid="0015f128" style:font-size-asian="10.5pt" style:font-style-asian="italic" style:font-style-complex="italic"/>
    </style:style>
    <style:style style:name="T17" style:family="text">
      <style:text-properties fo:font-style="normal" fo:font-weight="normal" style:font-size-asian="10.5pt" style:font-style-asian="normal" style:font-style-complex="normal"/>
    </style:style>
    <style:style style:name="T18" style:family="text">
      <style:text-properties fo:font-style="normal" fo:font-weight="normal" officeooo:rsid="0016df5b" style:font-size-asian="10.5pt" style:font-style-asian="normal" style:font-style-complex="normal"/>
    </style:style>
    <style:style style:name="T19" style:family="text">
      <style:text-properties fo:font-style="normal" fo:font-weight="normal" officeooo:rsid="0016df5b" style:font-size-asian="10.5pt"/>
    </style:style>
    <style:style style:name="T20" style:family="text">
      <style:text-properties fo:font-style="normal" fo:font-weight="normal" officeooo:rsid="0015f128" style:font-size-asian="10.5pt"/>
    </style:style>
    <style:style style:name="T21" style:family="text">
      <style:text-properties officeooo:rsid="0016df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Mémo </text:span>Git <text:span text:style-name="T2">suite présentation Amine</text:span></text:p>
      <text:p text:style-name="P1"/>
      <text:p text:style-name="P13">Pour plus de détails :</text:p>
      <text:p text:style-name="P13"><text:a xlink:type="simple" xlink:href="https://github.com/aminelemaizi/My-Git-Cookbook" text:style-name="Internet_20_link" text:visited-style-name="Visited_20_Internet_20_Link">https://github.com/aminelemaizi/My-Git-Cookbook</text:a></text:p>
      <text:p text:style-name="P13"/>
      <text:p text:style-name="P29">Opérations sur Github</text:p>
      <text:p text:style-name="P37"><text:span text:style-name="T4">- Aller sur le fichier qui nous intéresse. (Par exemple </text:span><text:a xlink:type="simple" xlink:href="https://github.com/MSBigData2019/oneforall-allforone" text:style-name="Internet_20_link" text:visited-style-name="Visited_20_Internet_20_Link">oneforall-allforone</text:a>/<text:span text:style-name="Strong_20_Emphasis">README.md</text:span><text:span text:style-name="Strong_20_Emphasis"><text:span text:style-name="T4">)</text:span></text:span></text:p>
      <text:p text:style-name="P21"/>
      <text:p text:style-name="P33"><text:span text:style-name="T4">- Le </text:span>fork<text:span text:style-name="T4">er</text:span> sur github pour une copie de travail <text:span text:style-name="T4">sur son propre espace</text:span> (<text:span text:style-name="T3">Appuyer sur </text:span>bouton fork)</text:p>
      <text:p text:style-name="P33"/>
      <text:p text:style-name="P34">- Récupérer l’adresse du fichier forké <text:span text:style-name="T4">dans son répertoire (bouton clone or download)</text:span></text:p>
      <text:p text:style-name="P34"/>
      <text:p text:style-name="P34">- <text:span text:style-name="T9">Créer son répertoire en ajoutant un nouveau fichier de type « ReadMe » : cliquer sur <text:s/>le bouton « create new file », aprés le texte « INFMDI/ », ajouter « Pierre_Gelade/lesson1/ReadME », puis taper du texte dans la partie « Edit new file ». Le répertoire et le fichier doivent apparaître dans l’arborescence.</text:span></text:p>
      <text:p text:style-name="P34"/>
      <text:p text:style-name="P21">- Retourner sur la console (donc, en local)</text:p>
      <text:p text:style-name="P1"/>
      <text:p text:style-name="P1"/>
      <text:p text:style-name="P10">Opérations sur console</text:p>
      <text:p text:style-name="P8"/>
      <text:p text:style-name="P38">Créer un nouveau répertoire vierge tel que :</text:p>
      <text:p text:style-name="P40">&gt; <text:span text:style-name="T9">mkdir </text:span><text:span text:style-name="T20">/</text:span><text:span text:style-name="T16">home/pierre</text:span><text:span text:style-name="T13">/projets</text:span></text:p>
      <text:p text:style-name="P40"><text:span text:style-name="T13"/></text:p>
      <text:p text:style-name="P38"><text:span text:style-name="T21">O</text:span>n se <text:span text:style-name="T21">place dans le répertoire « </text:span><text:span text:style-name="T19">cd </text:span><text:span text:style-name="T15">/home/</text:span><text:span text:style-name="T18">pierre/projets</text:span><text:span text:style-name="T12"> »</text:span><text:span text:style-name="T21"> </text:span></text:p>
      <text:p text:style-name="P1"><text:span text:style-name="T3">&gt; </text:span>git init</text:p>
      <text:p text:style-name="P8">qui cré un fichier caché .git qui stocke les infos utiles</text:p>
      <text:p text:style-name="P1"/>
      <text:p text:style-name="P1"><text:span text:style-name="T3">&gt; </text:span>git branch</text:p>
      <text:p text:style-name="P8">On se trouve sur master</text:p>
      <text:p text:style-name="P1"/>
      <text:p text:style-name="P1"><text:span text:style-name="T3">&gt; </text:span>git status</text:p>
      <text:p text:style-name="P8">pour voir comment sont nos fichiers (ajouté ?, commité ? ...)</text:p>
      <text:p text:style-name="P1"/>
      <text:p text:style-name="P35"><text:span text:style-name="T4">&gt; </text:span>git remote add origin https://github.com/<text:span text:style-name="T21">PierreG2018</text:span>/INFMDI721.git</text:p>
      <text:p text:style-name="P35"><text:span text:style-name="T4">I</text:span>l faut garder le nom origin. <text:span text:style-name="T4">L’adresse ajoutée est celle récupérée dans github</text:span></text:p>
      <text:p text:style-name="P35"/>
      <text:p text:style-name="P35"><text:span text:style-name="T4">&gt; </text:span>git remote -v</text:p>
      <text:p text:style-name="P35"><text:span text:style-name="T4">P</text:span>our vérifier si lien fait</text:p>
      <text:p text:style-name="P35"/>
      <text:p text:style-name="P35"><text:span text:style-name="T4">&gt; </text:span>git pull origin master</text:p>
      <text:p text:style-name="P23">Pour puller le repository tant désiré</text:p>
      <text:p text:style-name="P23"/>
      <text:p text:style-name="P40">Verifier que tous les noms sont maintenant dans le répertoire <text:span text:style-name="T14">/home/</text:span><text:span text:style-name="T17">pierre/projets</text:span><text:span text:style-name="T11"> </text:span></text:p>
      <text:p text:style-name="P1"/>
      <text:p text:style-name="P40">on copie tous les fichiers à transférer sur Github dans le répertoire adhoc de notre arborescence :</text:p>
      <text:p text:style-name="P40"/>
      <text:p text:style-name="P40">&gt; cp <text:span text:style-name="T10">liste_des_fichiers</text:span> <text:span text:style-name="T14">/home/</text:span><text:span text:style-name="T17">pierre/projets/Pierre_Gelade/lesson1</text:span></text:p>
      <text:p text:style-name="P1"/>
      <text:p text:style-name="P1"><text:span text:style-name="T3">&gt; </text:span>git add <text:span text:style-name="T3">fichier1.txt</text:span></text:p>
      <text:p text:style-name="P1"><text:span text:style-name="T3">&gt; </text:span>git add *</text:p>
      <text:p text:style-name="P8"><text:soft-page-break/>Pour ajouter <text:span text:style-name="T21">ces fichiers à notre</text:span> git</text:p>
      <text:p text:style-name="P1"/>
      <text:p text:style-name="P2"><text:span text:style-name="T3">&gt; </text:span>git commit -m « Message »</text:p>
      <text:p text:style-name="P2"/>
      <text:p text:style-name="P2"><text:span text:style-name="T3">&gt; </text:span>git branch</text:p>
      <text:p text:style-name="P8">Pour voir dans quel branche on se situe</text:p>
      <text:p text:style-name="P2"/>
      <text:p text:style-name="P26"><text:span text:style-name="T4">&gt; </text:span>git push origin <text:span text:style-name="T21">master</text:span></text:p>
      <text:p text:style-name="P42">Il peut demander Id et mdp sur Github.</text:p>
      <text:p text:style-name="P2"/>
      <text:p text:style-name="P30">Retour sur Github</text:p>
      <text:p text:style-name="P46">on peut vérifier que nos fichiers sont arrivés !</text:p>
      <text:p text:style-name="P46"/>
      <text:p text:style-name="P46"/>
      <text:p text:style-name="P32">Autres exemples</text:p>
      <text:p text:style-name="P45"><text:span text:style-name="T3">&gt; </text:span>git checkout -b develop master</text:p>
      <text:p text:style-name="P45">pour créer une nouvelle branche <text:span text:style-name="T1">(develop)</text:span> à partir de master</text:p>
      <text:p text:style-name="P45"/>
      <text:p text:style-name="P45"><text:span text:style-name="T3">&gt; </text:span>git branch</text:p>
      <text:p text:style-name="P45">on est sur branche develop</text:p>
      <text:p text:style-name="P45"/>
      <text:p text:style-name="P45"><text:span text:style-name="T3">&gt; </text:span>git merge –no-ff</text:p>
      <text:p text:style-name="P28">Pour merger (joindre) les modifications de la branche develop à la branche master.</text:p>
      <text:p text:style-name="P45"/>
      <text:p text:style-name="P50"><text:span text:style-name="T3">&gt; </text:span>gitk</text:p>
      <text:p text:style-name="P47">Commande permettant de visualiser les branches (à installer préalablement)</text:p>
      <text:p text:style-name="P46"/>
      <text:p text:style-name="P48"/>
      <text:p text:style-name="P36"><text:span text:style-name="T4">&gt; </text:span>git checkout -b <text:span text:style-name="T5">newbranch </text:span>master</text:p>
      <text:p text:style-name="P24">Pour créer une nouvelle branche <text:span text:style-name="T5">(newbranch)</text:span> et se placer dessus</text:p>
      <text:p text:style-name="P36"/>
      <text:p text:style-name="P27"><text:span text:style-name="T5">- C</text:span>réation d’un nouveau fichier <text:s/><text:span text:style-name="T5">(toto.txt)</text:span></text:p>
      <text:p text:style-name="P27"/>
      <text:p text:style-name="P27"><text:span text:style-name="T4">&gt; </text:span>git add toto.txt</text:p>
      <text:p text:style-name="P43">Pour l’ajouter</text:p>
      <text:p text:style-name="P27"/>
      <text:p text:style-name="P27"><text:span text:style-name="T4">&gt; </text:span>git commit -m "Ajout</text:p>
      <text:p text:style-name="P27"><text:s/><text:span text:style-name="T5">toto.txt</text:span>"</text:p>
      <text:p text:style-name="P43">Pour le commiter</text:p>
      <text:p text:style-name="P27"/>
      <text:p text:style-name="P27"><text:span text:style-name="T4">&gt; </text:span>git push origin <text:span text:style-name="T5">newbranch</text:span></text:p>
      <text:p text:style-name="P27">(<text:span text:style-name="T5">newbranch</text:span> = nom <text:span text:style-name="T5">nouvelle </text:span>branche)</text:p>
      <text:p text:style-name="P43">Il peut demander Id et mdp sur Github.</text:p>
      <text:p text:style-name="P43"/>
      <text:p text:style-name="P31">Retour sur Github</text:p>
      <text:p text:style-name="P52"><text:span text:style-name="T5">Github nous informe qu’il y a une nouvelle branche qui a été pushée (« newbranch </text:span>less than a minute ago »)</text:p>
      <text:p text:style-name="P52">- <text:span text:style-name="T6">Cliquer sur bouton « Compare and pull request »</text:span></text:p>
      <text:p text:style-name="P52"/>
      <text:p text:style-name="P52"><text:span text:style-name="T6">Github nous informe qu’on peut la merger (« </text:span><text:span text:style-name="Strong_20_Emphasis"><text:span text:style-name="T7">Able to merge »</text:span></text:span><text:span text:style-name="Strong_20_Emphasis"><text:span text:style-name="T8">)</text:span></text:span></text:p>
      <text:p text:style-name="P49">- <text:span text:style-name="T6">Appuyer sur le bouton « </text:span>New pullrequest »</text:p>
      <text:p text:style-name="P51">Ceci propose la modification à l’admin qui choisit de l’accepter (ou non!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3:43:44.475000000</meta:creation-date>
    <dc:date>2018-09-27T21:44:11.503127616</dc:date>
    <meta:editing-duration>PT1H59M16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2" meta:paragraph-count="64" meta:word-count="484" meta:character-count="2837" meta:non-whitespace-character-count="2412"/>
  </office:meta>
</office:document-meta>
</file>